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language="ru" fo:country="RU"/>
    </style:style>
    <style:style style:name="P2" style:family="paragraph" style:parent-style-name="Heading_20_2">
      <style:text-properties fo:language="en" fo:country="US"/>
    </style:style>
    <style:style style:name="T1"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Логик</text:h>
      <text:h text:style-name="P2" text:outline-level="2">1. <text:span text:style-name="T1">Собака</text:span></text:h>
      <text:p text:style-name="Text_20_body"><text:span text:style-name="T1"><text:tab/>Я – собака, живущая в подворотне большого, пахнущего сгоревшим топливом и пылью, города. Его название не имеет значения, так пахнет почти каждый большой город на нашей планете. Я выхожу на улицу из своей сырой норы в подвале одного из домов поздно, в сумерках, когда люди спешат домой с работы и не имеют обыкновения замечать меня у себя под ногами. Возвращаюсь я в первые минуты зари, с ранними, еще не греющими, а лишь неприятно давящими своим неживым светом, лучами злобно ухмыляющегося солнца. Солнце говорит мне: «Эй, друг! Поторопись, иначе скоро я рассмеюсь в свою полную силу и окружающие увидят грязное и лохматое существо, которое несомненно захотят пнуть ногой, чтобы убрать навсегда из своих счастливых жизней!». И я тороплюсь домой. Я ненавижу холод. Я размышляю о мире, о каждой его элементарной части, о хитросплетениях этих частей, об отношениях между ними.</text:span></text:p>
      <text:p text:style-name="Text_20_body"><text:span text:style-name="T1"><text:tab/>Не могу сказать, чтобы город был слишком велик для меня, но я каждый день ощущаю себя весьма неловко, лавируя между бурными волнами людской толпы, спешащей по своим очень важным делам. Когда я только просыпаюсь, они что есть сил бегут домой, всем бешено стучащим сердцем надеясь отдохнуть от рабочей суеты в суете домашней, а потом и в нежных объятиях мягких кроватей. Когда я сам отхожу ко сну, они снова бегут, спотыкаются, роняют на ходу бережно хранимые ими вещи, плюются, ругаются, несутся навстречу утомительной скуке своих заводов, офисов, университетов, школ, магазинов. Они работают, чтобы есть, они едят, чтобы работать. Люди – странные существа, но они сами выбрали свою мечту.</text:span></text:p>
      <text:p text:style-name="Text_20_body"><text:span text:style-name="T1"><text:tab/>Большую часть дня я провожу около местной теплоэлектроцентрали. Это моя маленькая возможность прикоснуться к чудесному. Теплоэлектроцентрали – это современные мечети индустриальной эпохи, уходящей, ускользающей от нас, как когда-то уходила эпоха классической исламской архитектуры, вознесшая стены и минареты Султанахмет, Сулеймание и многих других прославленных храмов. Но архитектурный гений Мимара Синана был безмерно превзойден безымянными инженерами, выполнявшими повседневную работу, даже не думая о своем отпечатке в вечности. Тем не менее, эти храмы богу индустрии, энергетики, света и тепла: электричеству – богу всего развитого человечества, делают свое дело из минуты в минуту, из недели в неделю, из года в год, собирая людские желания, молитвы, настолько естественные и бытовые, что они уже слишком редко выражаются поэтическими словами. Все молитвы будут услышаны, а все желания исполнены.</text:span></text:p>
      <text:p text:style-name="Text_20_body"><text:span text:style-name="T1"><text:tab/>Теплоэлектроцентрали неотразимы. Особенно приятен взору их вид под палящим солнцем последних дней июля. Как лето в эту пору вроде бы еще в силе, но уже видит за линией горизонта собственный закат, так и угольные электростанции – изобретение уже зрелое, устоявшееся, столь нужное, столь неотъемлемое, как кардиостимулятор для больного-сердечника, но неотвратимо наблюдающее приближение конца. Трубы-минареты в летнюю жару, в июльский зной взмывают над кронами деревьев ввысь, в синее марево как ракеты, надеющиеся найти новую жизнь на далеких планетах. Пар, клубами поднимающийся из градирен-куполов, гордо возвещает, что очередные десятки, сотни молитв получили ответ, что все страждущие обрели желаемое.</text:span></text:p>
      <text:p text:style-name="Text_20_body"><text:span text:style-name="T1"><text:tab/>И нет нужды в муэдзинах: люди никогда не забывают о том, кто хранит и оберегает их; иногда, конечно, пытаясь уничтожить его, заменить своими идолами, обвиняя его во всех реальных и вымышленных грехах, но всегда снова и снова обращаясь к нему в час нужды.</text:span></text:p>
      <text:p text:style-name="Text_20_body"><text:span text:style-name="T1"><text:tab/>Станции стоят неподвижными монолитами в настоящем, хотя их линии жизни, </text:span><text:soft-page-break/><text:span text:style-name="T1">вероятно обрываются в не столь далеком будущем.</text:span></text:p>
      <text:p text:style-name="Text_20_body"><text:span text:style-name="T1"><text:tab/>Но нет, я не приверженец этой религии. Я сам себе бог, а мои ангелы – те скудные куски человеческой пищи, которые с периодичностью довольно завидной перепадают моему старому пустому желудку. Есть у меня и дьявол, который всегда со мной, и который не может существовать без меня – беспредельный холод. Я мученик со славу самого себя и нисколько не жалею об этом. Холод испытывает меня, кусает, как я кусаю наглых прохожих. Мы с ним состоим из одной и той же плоти. Я ненавижу его, он ненавидит меня.</text:span></text:p>
      <text:h text:style-name="Heading_20_2" text:outline-level="2"><text:span text:style-name="T1">2. Павел</text:span></text:h>
      <text:p text:style-name="Text_20_body"><text:span text:style-name="T1"><text:tab/>На дворе стояла унылая осень, когда я впервые только услышал эту легенду. Признаюсь, поначалу я думал, что через столько лет, прошедших с того момента, она не вызовет у меня в голове никаких образов кроме хлюпающей слякоти и монотонно барабанящего по железной крыше дождя. Я надеялся на скорый приход грозной, сбивающей с ног зимы. Мечтал укутаться в ее толстую снежную шубу и по душам поговорить с бесшабашными морозами. Я очень любил зиму, хоть она и была для нас обременительна и требовала приложить множество дополнительных усилий для поддержания нормальной жизни нашего города. Многим моим друзьям зима не нравилась; возможно, она напоминала им о чем-то, что каждый из них хотел бы забыть, а таких вещей у каждого было навалом. Были подобные истории и у меня, но я топил их в горьком алкоголе и выгонял из головы беспрестанными мечтами о лучшем будущем.</text:span></text:p>
      <text:p text:style-name="Text_20_body"><text:span text:style-name="T1"><text:tab/>В тот скучный осенний день я сидел за столом, подвинув в сторону гору хлама и выделив себе немного места для чтения. В холодном свете небольшой химической лампы, буквы на страницах книги выстраивались в стройные шеренги, готовясь маршировать прямо в мое подсознание. Неописуемой белизны бумажные листы вызывали желание очень похожее на голод; это желание заставляло открывать все новые и новые тома моей коллекции древней фантастики. В этот невообразимо приятный момент меня прервал Он. Он представился Павлом, хотя я и не был уверен, что это его настоящее имя. Большую часть его полноватого пыльного лица покрывала густая каштановая борода, было видно, что он очень давно за ней не ухаживал, однако остальная часть головы была гладко выбрита. Павел был одет в совершенные лохмотья: протертые штаны из грубой ткани (кажется, когда-то они назывались «джинсами» или вроде того) и непривычного для наших краев покроя рубашку, которую очень любили так называемые «вольные путешественники» за ее универсальность: в ней не было жарко в зной, не было холодно в легкую стужу, ее обрывком можно было перевязать рану, а если нарезать ее на полосы, то можно было смастерить нехитрую но прочную веревку.</text:span></text:p>
      <text:p text:style-name="Text_20_body"><text:span text:style-name="T1"><text:tab/>Я бы не назвал одежду Павла подходящей к погоде. Несмотря на то, что поздней осенью у нас довольно тепло, я бы не рискнул сейчас высовывать из дому носа, не надев хотя бы легкой куртки и теплых ботинок. Я был просто уверен, что своим видом незнакомец уже успел привлечь внимание всех, кто мог его увидеть.</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Иван Сукин</meta:initial-creator>
    <meta:creation-date>2014-12-12T12:05:26.46</meta:creation-date>
    <dc:date>2014-12-12T13:51:50.21</dc:date>
    <dc:creator>Иван Сукин</dc:creator>
    <meta:editing-duration>PT1H30M54S</meta:editing-duration>
    <meta:editing-cycles>12</meta:editing-cycles>
    <meta:generator>OpenOffice/4.1.0$Win32 OpenOffice.org_project/410m18$Build-9764</meta:generator>
    <meta:document-statistic meta:table-count="0" meta:image-count="0" meta:object-count="0" meta:page-count="2" meta:paragraph-count="13" meta:word-count="987" meta:character-count="6425"/>
  </office:meta>
</office:document-meta>
</file>